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3.95cm" fo:margin-left="0cm" table:align="left"/>
    </style:style>
    <style:style style:name="Tabla1.A" style:family="table-column">
      <style:table-column-properties style:column-width="2.064cm"/>
    </style:style>
    <style:style style:name="Tabla1.B" style:family="table-column">
      <style:table-column-properties style:column-width="7.779cm"/>
    </style:style>
    <style:style style:name="Tabla1.C" style:family="table-column">
      <style:table-column-properties style:column-width="5.08cm"/>
    </style:style>
    <style:style style:name="Tabla1.D" style:family="table-column">
      <style:table-column-properties style:column-width="4.128cm"/>
    </style:style>
    <style:style style:name="Tabla1.E" style:family="table-column">
      <style:table-column-properties style:column-width="4.9cm"/>
    </style:style>
    <style:style style:name="Tabla1.A1" style:family="table-cell">
      <style:table-cell-properties fo:background-color="#e6e6ff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E1" style:family="table-cell">
      <style:table-cell-properties fo:background-color="#e6e6ff" fo:padding="0.097cm" fo:border="0.05pt solid #999999">
        <style:background-image/>
      </style:table-cell-properties>
    </style:style>
    <style:style style:name="Tabla2" style:family="table">
      <style:table-properties style:width="23.95cm" fo:margin-left="0cm" table:align="left"/>
    </style:style>
    <style:style style:name="Tabla2.A" style:family="table-column">
      <style:table-column-properties style:column-width="2.064cm"/>
    </style:style>
    <style:style style:name="Tabla2.B" style:family="table-column">
      <style:table-column-properties style:column-width="7.779cm"/>
    </style:style>
    <style:style style:name="Tabla2.C" style:family="table-column">
      <style:table-column-properties style:column-width="5.075cm"/>
    </style:style>
    <style:style style:name="Tabla2.D" style:family="table-column">
      <style:table-column-properties style:column-width="4.133cm"/>
    </style:style>
    <style:style style:name="Tabla2.E" style:family="table-column">
      <style:table-column-properties style:column-width="4.9cm"/>
    </style:style>
    <style:style style:name="Tabla2.A1" style:family="table-cell">
      <style:table-cell-properties fo:padding="0.097cm" fo:border-left="0.05pt solid #999999" fo:border-right="none" fo:border-top="0.05pt solid #999999" fo:border-bottom="0.05pt solid #999999"/>
    </style:style>
    <style:style style:name="Tabla2.E1" style:family="table-cell">
      <style:table-cell-properties fo:padding="0.097cm" fo:border="0.05pt solid #999999"/>
    </style:style>
    <style:style style:name="P1" style:family="paragraph" style:parent-style-name="Standard">
      <style:text-properties officeooo:rsid="0001f3b0" officeooo:paragraph-rsid="0001f3b0"/>
    </style:style>
    <style:style style:name="P2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Arial" fo:font-size="10pt" style:text-underline-style="solid" style:text-underline-width="auto" style:text-underline-color="font-color" officeooo:rsid="0022d12e" officeooo:paragraph-rsid="0022d12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Arial" fo:font-size="10pt" fo:font-weight="normal" officeooo:rsid="0022d12e" officeooo:paragraph-rsid="0022d12e" style:font-name-asian="Bitstream Vera Sans" style:font-size-asian="10pt" style:font-weight-asian="normal" style:font-name-complex="Bitstream Vera Sans" style:font-size-complex="10pt" style:font-weight-complex="normal"/>
    </style:style>
    <style:style style:name="P5" style:family="paragraph" style:parent-style-name="Standard">
      <style:text-properties style:font-name="Arial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fo:font-weight="bold" officeooo:rsid="0010c252" officeooo:paragraph-rsid="0010c252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officeooo:rsid="0001f3b0" officeooo:paragraph-rsid="0001f3b0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font-weight="normal" officeooo:rsid="0001f3b0" officeooo:paragraph-rsid="001674cf" style:font-name-asian="Bitstream Vera Sans" style:font-size-asian="10pt" style:font-weight-asian="normal" style:font-name-complex="Bitstream Vera Sans" style:font-size-complex="10pt" style:font-weight-complex="normal"/>
    </style:style>
    <style:style style:name="P9" style:family="paragraph" style:parent-style-name="terp_5f_default_5f_8">
      <style:text-properties style:font-name="Arial" fo:font-size="10pt" officeooo:rsid="0001f3b0" officeooo:paragraph-rsid="00059831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059831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2d9771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0pt" officeooo:rsid="000e29bf" officeooo:paragraph-rsid="0010c252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officeooo:rsid="002c8f22" officeooo:paragraph-rsid="00059831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officeooo:rsid="003b1d09" officeooo:paragraph-rsid="002d9771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officeooo:rsid="002d9771" officeooo:paragraph-rsid="00059831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officeooo:rsid="0026b2a4" officeooo:paragraph-rsid="0026b2a4" style:font-size-asian="10pt" style:font-size-complex="10pt"/>
    </style:style>
    <style:style style:name="T1" style:family="text">
      <style:text-properties officeooo:rsid="0004491d"/>
    </style:style>
    <style:style style:name="T2" style:family="text">
      <style:text-properties officeooo:rsid="0010c252"/>
    </style:style>
    <style:style style:name="T3" style:family="text">
      <style:text-properties officeooo:rsid="002d9771"/>
    </style:style>
    <style:style style:name="T4" style:family="text">
      <style:text-properties officeooo:rsid="002f02cf"/>
    </style:style>
    <style:style style:name="T5" style:family="text">
      <style:text-properties officeooo:rsid="003122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tivating Cuba</text:p>
      <text:p text:style-name="P1"><text:span text:style-name="T5">Package</text:span> Repor<text:span text:style-name="T1">t</text:span></text:p>
      <text:p text:style-name="P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5">Date</text:p>
          </table:table-cell>
          <table:table-cell table:style-name="Tabla1.A1" office:value-type="string">
            <text:p text:style-name="P5"><text:span text:style-name="T5">Package</text:span> / <text:span text:style-name="T3">Ref.</text:span></text:p>
          </table:table-cell>
          <table:table-cell table:style-name="Tabla1.A1" office:value-type="string">
            <text:p text:style-name="P5"><text:span text:style-name="T3">Supp.</text:span> / <text:span text:style-name="T3">Conf.</text:span></text:p>
          </table:table-cell>
          <table:table-cell table:style-name="Tabla1.A1" office:value-type="string">
            <text:p text:style-name="P6">Paxs</text:p>
          </table:table-cell>
          <table:table-cell table:style-name="Tabla1.E1" office:value-type="string">
            <text:p text:style-name="P6">Description</text:p>
          </table:table-cell>
        </table:table-row>
      </table:table>
      <text:p text:style-name="P9"><text:text-input text:description="&lt;for each=&quot;o in objects&quot;&gt;">start for objects</text:text-input></text:p>
      <text:p text:style-name="P3"><text:text-input text:description="&lt;if test=&quot;o.sale_context_id.category_id.name == 'Package'&quot;&gt;">start transfer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10"><text:text-input text:description="&lt;time.strftime(&quot;%d.%m.%Y&quot;, time.strptime(o.start_date, &quot;%Y-%m-%d&quot;))&gt;">start date</text:text-input></text:p>
          </table:table-cell>
          <table:table-cell table:style-name="Tabla2.A1" office:value-type="string">
            <text:p text:style-name="P11"><text:text-input text:description="&lt;o.product_id.name&gt;">product</text:text-input> </text:p>
            <text:p text:style-name="P14"><text:text-input text:description="&lt;o.order_id.client_order_ref&gt;">reference</text:text-input></text:p>
          </table:table-cell>
          <table:table-cell table:style-name="Tabla2.A1" office:value-type="string">
            <text:p text:style-name="P15"><text:text-input text:description="&lt;o.supplier_id.name&gt;">supplier</text:text-input></text:p>
            <text:p text:style-name="P13"><text:text-input text:description="&lt;o.reservation_number&gt;">confirmation</text:text-input></text:p>
          </table:table-cell>
          <table:table-cell table:style-name="Tabla2.A1" office:value-type="string">
            <text:p text:style-name="P12"><text:text-input text:description="&lt;o.order_id.lead_name&gt;">lead name</text:text-input> <text:span text:style-name="T2">(</text:span><text:span text:style-name="T2"><text:text-input text:description="&lt;o.sale_context_id.adults + o.sale_context_id.children&gt;">paxs</text:text-input></text:span><text:span text:style-name="T2">)</text:span></text:p>
          </table:table-cell>
          <table:table-cell table:style-name="Tabla2.E1" office:value-type="string">
            <text:p text:style-name="P16"><text:text-input text:description="&lt;o.description&gt;">description</text:text-input></text:p>
          </table:table-cell>
        </table:table-row>
      </table:table>
      <text:p text:style-name="P4"><text:text-input text:description="&lt;/if&gt;">end transfer</text:text-input></text:p>
      <text:p text:style-name="P8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7-06-19T17:13:52.048207105</dc:date>
    <meta:editing-duration>PT5H57M45S</meta:editing-duration>
    <meta:editing-cycles>42</meta:editing-cycles>
    <meta:generator>LibreOffice/5.1.6.2$Linux_X86_64 LibreOffice_project/10m0$Build-2</meta:generator>
    <meta:document-statistic meta:table-count="2" meta:image-count="0" meta:object-count="0" meta:page-count="1" meta:paragraph-count="19" meta:word-count="60" meta:character-count="233" meta:non-whitespace-character-count="217"/>
  </office:meta>
</office:document-meta>
</file>